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nal report review - Evaluating Gaussian Processes As A Means To Model Tennis Player Ratings Through Time</text:p>
      <text:p text:style-name="P1"/>
      <text:p text:style-name="P1">Paper summary</text:p>
      <text:p text:style-name="Standard"/>
      <text:p text:style-name="Standard">This paper uses Gaussian Processes to ascribe ratings to tennis players in order to estimate win probabilities for matches. It re-implements a paper by Ingram (2019), evaluates the results and extends the model with different candidate GP kernels, additional covariates and more data. It establishes that the results from Ingram's paper are not as impressive as they seem due to a sub-optimal parameter choice for the old rating system, Elo, and that the extended models improve GP predictive performance, but not substantially.</text:p>
      <text:p text:style-name="P5"/>
      <text:p text:style-name="P1">Paper structure</text:p>
      <text:p text:style-name="Standard"/>
      <text:p text:style-name="Standard">This report is very complete. The exposition is very well thought out and introduces complex ideas slowly and sequentially to ensure understanding. The methodology and experiments are described very well.</text:p>
      <text:p text:style-name="Standard"/>
      <text:p text:style-name="P1">Strengths and weaknesses</text:p>
      <text:p text:style-name="Standard"/>
      <text:p text:style-name="P2">Quality.<text:span text:style-name="T1"> This paper analyzes its results very carefully and makes very fair comparisons to baselines. The final result is a paper that exposes both the strengths and weaknesses of using GPs to model player ratings: the addition of uncertainty, and the lower predictive performance, respectively.</text:span></text:p>
      <text:p text:style-name="P5"/>
      <text:p text:style-name="P2">Clarity.<text:span text:style-name="T1"> The paper is extremely well-organized. In particular, the exposition (sections 1 and 2) are very well laid out and introduce ideas in a sequential manner that makes it very easy to understand the evolution of player rating systems and why the systems evolved in this way. It's also a particularly broad exposition that brings in all the knowledge necessary for the paper; there is no missing element that could be added to it.</text:span></text:p>
      <text:p text:style-name="Standard"/>
      <text:p text:style-name="P2">Originality.<text:span text:style-name="T1"> Since this paper is in part a reimplementation of a different paper, this work is only “partially” original. The reimplementation part of the paper is obviously mostly based on Ingram's work, but it still adds its own distinction via the choice of parameters for the Elo and Glicko models. The extensions, however, are very original and novel: I don't think I've seen any papers that attempt to model “best-of” sets in a manner other than via assuming independence between sets.</text:span></text:p>
      <text:p text:style-name="P5"/>
      <text:p text:style-name="P2">Significance.<text:span text:style-name="T1"> This is a very niche paper. It does not create something groundbreaking nor prove something of great significance to the field, but it is a great contribution nonetheless: it displays that much more work is needed in the player ratings modeling procedure in order to improve model performance via the addition of uncertainty terms. It is particularly telling for the field that the best model we have is from the 60's.</text:span></text:p>
      <text:p text:style-name="P2"><text:span text:style-name="T1"/></text:p>
      <text:p text:style-name="P8"><text:span text:style-name="T1">Progress since the midterm report</text:span></text:p>
      <text:p text:style-name="P8"><text:span text:style-name="T2"/></text:p>
      <text:p text:style-name="P8"><text:span text:style-name="T2">There was much progress done since the midterm report. In particular, the author implemented the extensions that they had planned out in the beginning: the different candidate kernels (which they established had worse results than the originally chosen kernel), the addition of covariates (which they also established had worse results than the original addition of strictly surface covariates) and the addition of more data (which, as expected, improved model performance). The author also included a </text:span><text:soft-page-break/><text:span text:style-name="T2">more nuanced discussion section in which the paper's key points were summarized, especially in comparison to previous rating systems.</text:span></text:p>
      <text:p text:style-name="Standard"/>
      <text:p text:style-name="P1">Writing checklist</text:p>
      <text:p text:style-name="P1"/>
      <text:p text:style-name="P6">The paper fulfills the writing checklist.</text:p>
      <text:p text:style-name="P8"><text:span text:style-name="T2"/></text:p>
      <text:p text:style-name="P1">Review summary</text:p>
      <text:p text:style-name="Standard"/>
      <text:p text:style-name="Standard">Overall, this is a very, very good paper, with a very interesting topic. I'm very impressed at the paper's reimplementation of the Ingram model and in particular about the paper's consistency in comparison with fair models: they chose the best parameters for the older rating systems via cross-validation, used the older models with covariate modifications for the covariate comparison, and trained the older models on the extended data, as well. This is a great paper because it achieves exactly what it set out to do: to verify whether Ingram's original paper held up to standard or not. Additionally, the extensions show that the author has clearly understood Ingram's model and thought even further, being able to have a nuanced discussion about what additions could improve the model, and how to incorporate those additions.</text:p>
      <text:p text:style-name="P1"/>
      <text:p text:style-name="P1">Scores</text:p>
      <text:p text:style-name="Standard"/>
      <text:p text:style-name="Standard">Overall score: 9</text:p>
      <text:p text:style-name="Standard">Confidence score: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2T21:00:05.35</meta:creation-date>
    <dc:date>2020-12-18T02:56:28.75</dc:date>
    <meta:editing-duration>PT3H40M22S</meta:editing-duration>
    <meta:editing-cycles>3</meta:editing-cycles>
    <meta:generator>OpenOffice/4.1.5$Win32 OpenOffice.org_project/415m1$Build-9789</meta:generator>
    <meta:document-statistic meta:table-count="0" meta:image-count="0" meta:object-count="0" meta:page-count="2" meta:paragraph-count="19" meta:word-count="657" meta:character-count="4153"/>
  </office:meta>
</office:document-meta>
</file>